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6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75cm" fo:min-width="0.79cm"/>
    </style:style>
    <style:style style:name="gr3" style:family="graphic" style:parent-style-name="standard">
      <style:graphic-properties draw:textarea-horizontal-align="justify" draw:textarea-vertical-align="middle" draw:auto-grow-height="false" fo:min-height="0.175cm" fo:min-width="0.789cm"/>
    </style:style>
    <style:style style:name="gr4" style:family="graphic" style:parent-style-name="standard">
      <style:graphic-properties draw:textarea-horizontal-align="justify" draw:textarea-vertical-align="middle" draw:auto-grow-height="false" fo:min-height="0.174cm" fo:min-width="0.78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54cm" fo:min-width="0.5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83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41cm" fo:min-width="0.33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0.74cm" fo:min-width="0.3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6cm" fo:min-width="2.9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6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73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6cm" fo:min-width="0.73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0.702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1.155cm"/>
      <style:paragraph-properties style:writing-mode="lr-tb"/>
    </style:style>
    <style:style style:name="gr2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4cm" fo:min-width="0.521cm"/>
      <style:paragraph-properties style:writing-mode="lr-tb"/>
    </style:style>
    <style:style style:name="gr2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0.35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.4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.40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/>
    </style:style>
    <style:style style:name="P2" style:family="paragraph">
      <style:paragraph-properties fo:text-align="center"/>
      <style:text-properties fo:font-size="12pt" fo:language="en" fo:country="GB"/>
    </style:style>
    <style:style style:name="P3" style:family="paragraph">
      <style:paragraph-properties fo:text-align="center" style:writing-mode="lr-tb"/>
      <style:text-properties fo:font-size="12pt"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2pt" fo:language="en" fo:country="GB"/>
    </style:style>
    <style:style style:name="P5" style:family="paragraph">
      <loext:graphic-properties draw:fill="none"/>
      <style:paragraph-properties fo:text-align="center"/>
      <style:text-properties fo:font-size="12pt" fo:language="en" fo:country="GB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P9" style:family="paragraph">
      <loext:graphic-properties draw:fill="none"/>
      <style:paragraph-properties style:writing-mode="lr-tb"/>
      <style:text-properties fo:font-size="12pt"/>
    </style:style>
    <style:style style:name="P10" style:family="paragraph">
      <loext:graphic-properties draw:fill="none" draw:fill-color="#ffffff"/>
      <style:paragraph-properties style:writing-mode="lr-tb"/>
      <style:text-properties fo:color="#3465a4" fo:font-size="12pt"/>
    </style:style>
    <style:style style:name="P11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style:text-position="-33% 58%" fo:font-size="12pt"/>
    </style:style>
    <style:style style:name="T3" style:family="text">
      <style:text-properties fo:font-size="12pt" fo:language="en" fo:country="GB"/>
    </style:style>
    <style:style style:name="T4" style:family="text">
      <style:text-properties fo:font-size="12pt" fo:language="en" fo:country="GB" style:font-size-asian="13pt" style:font-size-complex="13pt"/>
    </style:style>
    <style:style style:name="T5" style:family="text">
      <style:text-properties style:text-position="-33% 58%" fo:font-size="12pt" fo:language="en" fo:country="GB" style:font-size-asian="13pt" style:font-size-complex="13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 fo:font-size="12pt" fo:language="en" fo:country="GB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position="-33% 58%" fo:font-size="12pt" style:font-size-asian="12pt" style:font-size-complex="1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3465a4" fo:font-size="12pt"/>
    </style:style>
    <style:style style:name="T14" style:family="text">
      <style:text-properties fo:color="#3465a4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66cm" svg:height="1.114cm" svg:x="0.197cm" svg:y="2.492cm">
          <draw:text-box>
            <text:p><text:span text:style-name="T1">v</text:span><text:span text:style-name="T2">S</text:span></text:p>
          </draw:text-box>
        </draw:frame>
        <draw:custom-shape draw:style-name="gr2" draw:text-style-name="P2" xml:id="id1" draw:id="id1" draw:layer="layout" svg:width="1.29cm" svg:height="0.425cm" svg:x="3.049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1.289cm" svg:height="0.425cm" svg:x="6.744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1.29cm" svg:height="0.425cm" svg:x="3.049cm" svg:y="4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1.289cm" svg:height="0.425cm" svg:x="6.82cm" svg:y="4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1.289cm" svg:height="0.424cm" draw:transform="rotate (1.5707963267949) translate (5.41cm 3.5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3.049cm" svg:y1="1.462cm" svg:x2="1.778cm" svg:y2="2.283cm" draw:start-shape="id1" draw:start-glue-point="3" draw:end-shape="id2" draw:end-glue-point="4" svg:d="M3049 1462h-1271v821" svg:viewBox="0 0 1272 822">
          <text:p/>
        </draw:connector>
        <draw:connector draw:style-name="gr5" draw:text-style-name="P2" draw:layer="layout" svg:x1="1.778cm" svg:y1="3.701cm" svg:x2="3.049cm" svg:y2="4.463cm" draw:start-shape="id2" draw:start-glue-point="8" draw:end-shape="id3" draw:end-glue-point="3" svg:d="M1778 3701v762h1271" svg:viewBox="0 0 1272 763">
          <text:p/>
        </draw:connector>
        <draw:connector draw:style-name="gr5" draw:text-style-name="P2" draw:layer="layout" svg:x1="9.058cm" svg:y1="6.641cm" svg:x2="5.615cm" svg:y2="7.055cm" draw:start-shape="id4" draw:start-glue-point="2" draw:end-shape="id5" draw:end-glue-point="6" svg:d="M9058 6641v916h-3443v-502" svg:viewBox="0 0 3444 917">
          <text:p/>
        </draw:connector>
        <draw:connector draw:style-name="gr5" draw:text-style-name="P2" draw:layer="layout" svg:x1="4.339cm" svg:y1="4.463cm" svg:x2="6.82cm" svg:y2="4.463cm" draw:start-shape="id3" draw:start-glue-point="1" draw:end-shape="id6" draw:end-glue-point="3" svg:d="M4339 4463h2481" svg:viewBox="0 0 2482 1">
          <text:p/>
        </draw:connector>
        <draw:connector draw:style-name="gr5" draw:text-style-name="P2" draw:layer="layout" svg:x1="5.622cm" svg:y1="3.571cm" svg:x2="6.82cm" svg:y2="4.463cm" draw:start-shape="id7" draw:start-glue-point="3" draw:end-shape="id6" draw:end-glue-point="3" svg:d="M5622 3571v892h1198" svg:viewBox="0 0 1199 893">
          <text:p/>
        </draw:connector>
        <draw:connector draw:style-name="gr5" draw:text-style-name="P2" draw:layer="layout" svg:x1="6.744cm" svg:y1="1.462cm" svg:x2="5.622cm" svg:y2="2.282cm" draw:start-shape="id8" draw:start-glue-point="3" draw:end-shape="id7" draw:end-glue-point="1" svg:d="M6744 1462h-1122v820" svg:viewBox="0 0 1123 821">
          <text:p/>
        </draw:connector>
        <draw:custom-shape draw:style-name="gr6" draw:text-style-name="P3" xml:id="id2" draw:id="id2" draw:layer="layout" svg:width="1.417cm" svg:height="1.418cm" svg:x="1.069cm" svg:y="2.283cm">
          <text:p text:style-name="P3"><text:span text:style-name="T3">+</text:span></text:p>
          <text:p text:style-name="P3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331cm" svg:height="0.966cm" svg:x="8.996cm" svg:y="3.612cm">
          <draw:text-box>
            <text:p><text:span text:style-name="T4">I</text:span><text:span text:style-name="T5">b</text:span><text:span text:style-name="T4"> = K</text:span><text:span text:style-name="T5">b</text:span><text:span text:style-name="T4"> V</text:span><text:span text:style-name="T5">b</text:span></text:p>
          </draw:text-box>
        </draw:frame>
        <draw:g xml:id="id10" draw:id="id10">
          <draw:custom-shape draw:style-name="gr8" draw:text-style-name="P2" draw:layer="layout" svg:width="1.658cm" svg:height="1.979cm" svg:x="8.283cm" svg:y="1.96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5" draw:layer="layout" svg:x1="9.11cm" svg:y1="2.542cm" svg:x2="9.11cm" svg:y2="3.515cm">
            <text:p/>
          </draw:line>
        </draw:g>
        <draw:custom-shape draw:style-name="gr10" draw:text-style-name="P3" xml:id="id5" draw:id="id5" draw:layer="layout" svg:width="1.656cm" svg:height="1.98cm" svg:x="4.787cm" svg:y="5.075cm">
          <text:p text:style-name="P3"><text:span text:style-name="T3">+</text:span></text:p>
          <text:p text:style-name="P3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4" draw:layer="layout" svg:width="3.429cm" svg:height="1.316cm" svg:x="5.878cm" svg:y="6.321cm">
          <draw:text-box>
            <text:p><text:span text:style-name="T6">V</text:span><text:span text:style-name="T7">d</text:span><text:span text:style-name="T6"> = K</text:span><text:span text:style-name="T7">d</text:span><text:span text:style-name="T6"> I</text:span><text:span text:style-name="T7">d</text:span><text:span text:style-name="T3"> </text:span></text:p>
          </draw:text-box>
        </draw:frame>
        <draw:connector draw:style-name="gr5" draw:text-style-name="P6" draw:layer="layout" svg:x1="4.339cm" svg:y1="4.463cm" svg:x2="5.615cm" svg:y2="5.075cm" draw:start-shape="id3" draw:start-glue-point="1" draw:end-shape="id5" draw:end-glue-point="4" svg:d="M4339 4463h1276v612" svg:viewBox="0 0 1277 613">
          <text:p/>
        </draw:connector>
        <draw:connector draw:style-name="gr5" draw:text-style-name="P6" draw:layer="layout" svg:x1="4.339cm" svg:y1="1.462cm" svg:x2="5.622cm" svg:y2="2.282cm" draw:start-shape="id1" draw:start-glue-point="1" draw:end-shape="id7" draw:end-glue-point="1" svg:d="M4339 1462h1283v820" svg:viewBox="0 0 1284 821">
          <text:p/>
        </draw:connector>
        <draw:connector draw:style-name="gr5" draw:text-style-name="P6" draw:layer="layout" svg:x1="8.109cm" svg:y1="4.463cm" svg:x2="8.982cm" svg:y2="4.487cm" draw:start-shape="id6" draw:start-glue-point="1" draw:end-shape="id9" draw:end-glue-point="6" svg:d="M8109 4463h436v24h437" svg:viewBox="0 0 874 25">
          <text:p/>
        </draw:connector>
        <draw:connector draw:style-name="gr5" draw:text-style-name="P6" draw:layer="layout" svg:x1="8.033cm" svg:y1="1.462cm" svg:x2="9.112cm" svg:y2="1.967cm" draw:start-shape="id8" draw:start-glue-point="1" draw:end-shape="id10" draw:end-glue-point="0" svg:d="M8033 1462h1079v505" svg:viewBox="0 0 1080 506">
          <text:p/>
        </draw:connector>
        <draw:connector draw:style-name="gr5" draw:text-style-name="P6" draw:layer="layout" svg:x1="9.112cm" svg:y1="3.946cm" svg:x2="9.058cm" svg:y2="5.312cm" draw:start-shape="id10" draw:start-glue-point="2" draw:end-shape="id4" draw:end-glue-point="0" svg:d="M9112 3946v658h-54v708" svg:viewBox="0 0 55 1367">
          <text:p/>
        </draw:connector>
        <draw:custom-shape draw:style-name="gr4" draw:text-style-name="P2" xml:id="id11" draw:id="id11" draw:layer="layout" svg:width="1.289cm" svg:height="0.424cm" svg:x="3.049cm" svg:y="7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2" draw:id="id12" draw:layer="layout" svg:width="1.289cm" svg:height="0.425cm" draw:transform="rotate (1.5707963267949) translate (1.561cm 6.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svg:x1="4.338cm" svg:y1="7.619cm" svg:x2="5.615cm" svg:y2="7.055cm" draw:start-shape="id11" draw:start-glue-point="1" draw:end-shape="id5" draw:end-glue-point="6" svg:d="M4338 7619h1277v-564" svg:viewBox="0 0 1278 565">
          <text:p/>
        </draw:connector>
        <draw:connector draw:style-name="gr5" draw:text-style-name="P6" draw:layer="layout" svg:x1="1.773cm" svg:y1="5.361cm" svg:x2="3.049cm" svg:y2="4.463cm" draw:start-shape="id12" draw:start-glue-point="1" draw:end-shape="id3" draw:end-glue-point="3" svg:d="M1773 5361v-898h1276" svg:viewBox="0 0 1277 899">
          <text:p/>
        </draw:connector>
        <draw:connector draw:style-name="gr5" draw:text-style-name="P6" draw:layer="layout" svg:x1="1.773cm" svg:y1="6.65cm" svg:x2="3.049cm" svg:y2="7.619cm" draw:start-shape="id12" draw:start-glue-point="3" draw:end-shape="id11" draw:end-glue-point="3" svg:d="M1773 6650v969h1276" svg:viewBox="0 0 1277 970">
          <text:p/>
        </draw:connector>
        <draw:frame draw:style-name="gr12" draw:text-style-name="P4" draw:layer="layout" svg:width="1.561cm" svg:height="1.114cm" svg:x="9.936cm" svg:y="5.5cm">
          <draw:text-box>
            <text:p><text:span text:style-name="T3">I</text:span><text:span text:style-name="T8">c</text:span></text:p>
          </draw:text-box>
        </draw:frame>
        <draw:frame draw:style-name="gr13" draw:text-style-name="P1" draw:layer="layout" svg:width="1.238cm" svg:height="1.187cm" svg:x="3.272cm" svg:y="1.663cm">
          <draw:text-box>
            <text:p><text:span text:style-name="T1">R</text:span><text:span text:style-name="T2">1</text:span></text:p>
          </draw:text-box>
        </draw:frame>
        <draw:frame draw:style-name="gr14" draw:text-style-name="P1" draw:layer="layout" svg:width="1.162cm" svg:height="1.114cm" svg:x="3.188cm" svg:y="7.781cm">
          <draw:text-box>
            <text:p><text:span text:style-name="T1">R</text:span><text:span text:style-name="T2">7</text:span></text:p>
          </draw:text-box>
        </draw:frame>
        <draw:frame draw:style-name="gr13" draw:text-style-name="P7" draw:layer="layout" svg:width="1.238cm" svg:height="1.187cm" svg:x="7.062cm" svg:y="4.676cm">
          <draw:text-box>
            <text:p><text:span text:style-name="T9">R</text:span><text:span text:style-name="T10">5</text:span></text:p>
          </draw:text-box>
        </draw:frame>
        <draw:frame draw:style-name="gr15" draw:text-style-name="P1" draw:layer="layout" svg:width="1.47cm" svg:height="1.944cm" svg:x="3.262cm" svg:y="4.613cm">
          <draw:text-box>
            <text:p><text:span text:style-name="T1">R</text:span><text:span text:style-name="T2">4</text:span></text:p>
          </draw:text-box>
        </draw:frame>
        <draw:frame draw:style-name="gr16" draw:text-style-name="P1" draw:layer="layout" svg:width="1.238cm" svg:height="1.186cm" svg:x="5.734cm" svg:y="2.433cm">
          <draw:text-box>
            <text:p><text:span text:style-name="T1">R</text:span><text:span text:style-name="T2">3</text:span></text:p>
          </draw:text-box>
        </draw:frame>
        <draw:frame draw:style-name="gr13" draw:text-style-name="P1" draw:layer="layout" svg:width="1.238cm" svg:height="1.187cm" svg:x="6.954cm" svg:y="1.627cm">
          <draw:text-box>
            <text:p><text:span text:style-name="T1">R</text:span><text:span text:style-name="T2">2</text:span></text:p>
          </draw:text-box>
        </draw:frame>
        <draw:frame draw:style-name="gr16" draw:text-style-name="P1" draw:layer="layout" svg:width="1.238cm" svg:height="1.186cm" svg:x="0.54cm" svg:y="5.549cm">
          <draw:text-box>
            <text:p><text:span text:style-name="T1">R</text:span><text:span text:style-name="T2">6</text:span></text:p>
          </draw:text-box>
        </draw:frame>
        <draw:custom-shape draw:style-name="gr17" draw:text-style-name="P6" draw:layer="layout" svg:width="0.181cm" svg:height="0.198cm" svg:x="5.518cm" svg:y="4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9" draw:id="id9" draw:layer="layout" svg:width="0.18cm" svg:height="0.199cm" svg:x="8.982cm" svg:y="4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181cm" svg:height="0.199cm" svg:x="5.518cm" svg:y="7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181cm" svg:height="0.199cm" svg:x="5.518cm" svg:y="1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13" draw:id="id13" draw:layer="layout" svg:width="0.18cm" svg:height="0.199cm" svg:x="1.672cm" svg:y="4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" draw:layer="layout" svg:width="1.202cm" svg:height="2.702cm" svg:x="4.563cm" svg:y="1.993cm">
          <draw:text-box>
            <text:p><text:span text:style-name="T1">+</text:span></text:p>
            <text:p><text:span text:style-name="T1">V</text:span><text:span text:style-name="T2">b</text:span></text:p>
            <text:p><text:span text:style-name="T1">-</text:span></text:p>
          </draw:text-box>
        </draw:frame>
        <draw:line draw:style-name="gr19" draw:text-style-name="P8" draw:layer="layout" svg:x1="2.269cm" svg:y1="5.361cm" svg:x2="2.269cm" svg:y2="6.813cm">
          <text:p/>
        </draw:line>
        <draw:frame draw:style-name="gr20" draw:text-style-name="P9" draw:layer="layout" svg:width="1.414cm" svg:height="1.405cm" svg:x="2.175cm" svg:y="5.564cm">
          <draw:text-box>
            <text:p><text:span text:style-name="T11">I</text:span><text:span text:style-name="T12">d</text:span></text:p>
          </draw:text-box>
        </draw:frame>
        <draw:g xml:id="id4" draw:id="id4">
          <draw:line draw:style-name="gr21" draw:text-style-name="P8" draw:layer="layout" svg:x1="9.059cm" svg:y1="5.312cm" svg:x2="9.059cm" svg:y2="5.754cm">
            <text:p/>
          </draw:line>
          <draw:line draw:style-name="gr21" draw:text-style-name="P8" draw:layer="layout" svg:x1="8.473cm" svg:y1="5.758cm" svg:x2="9.643cm" svg:y2="5.758cm">
            <text:p/>
          </draw:line>
          <draw:line draw:style-name="gr21" draw:text-style-name="P8" draw:layer="layout" svg:x1="8.474cm" svg:y1="6.202cm" svg:x2="9.644cm" svg:y2="6.202cm">
            <text:p/>
          </draw:line>
          <draw:line draw:style-name="gr21" draw:text-style-name="P8" draw:layer="layout" svg:x1="9.059cm" svg:y1="6.199cm" svg:x2="9.059cm" svg:y2="6.641cm">
            <text:p/>
          </draw:line>
        </draw:g>
        <draw:line draw:style-name="gr19" draw:text-style-name="P8" draw:layer="layout" svg:x1="9.879cm" svg:y1="5.325cm" svg:x2="9.879cm" svg:y2="6.777cm">
          <text:p/>
        </draw:line>
        <draw:frame draw:style-name="gr22" draw:text-style-name="P7" draw:layer="layout" svg:width="1.021cm" svg:height="1.024cm" svg:x="7.816cm" svg:y="5.61cm">
          <draw:text-box>
            <text:p><text:span text:style-name="T9">C</text:span></text:p>
          </draw:text-box>
        </draw:frame>
        <draw:g>
          <draw:line draw:style-name="gr23" draw:text-style-name="P8" draw:layer="layout" svg:x1="1.11cm" svg:y1="4.919cm" svg:x2="0.225cm" svg:y2="4.927cm">
            <text:p/>
          </draw:line>
          <draw:line draw:style-name="gr23" draw:text-style-name="P8" draw:layer="layout" svg:x1="1.111cm" svg:y1="4.914cm" svg:x2="0.226cm" svg:y2="4.922cm">
            <text:p/>
          </draw:line>
          <draw:line draw:style-name="gr23" draw:text-style-name="P8" draw:layer="layout" svg:x1="0.467cm" svg:y1="5.096cm" svg:x2="0.907cm" svg:y2="5.096cm">
            <text:p/>
          </draw:line>
          <draw:line draw:style-name="gr23" draw:text-style-name="P8" draw:layer="layout" svg:x1="0.585cm" svg:y1="5.249cm" svg:x2="0.797cm" svg:y2="5.249cm">
            <text:p/>
          </draw:line>
          <draw:line draw:style-name="gr23" draw:text-style-name="P8" draw:layer="layout" svg:x1="0.679cm" svg:y1="4.908cm" svg:x2="0.683cm" svg:y2="4.515cm">
            <text:p/>
          </draw:line>
        </draw:g>
        <draw:connector draw:style-name="gr24" draw:text-style-name="P6" draw:layer="layout" draw:line-skew="-0.256cm" svg:x1="1.672cm" svg:y1="4.487cm" svg:x2="0.693cm" svg:y2="4.562cm" draw:start-shape="id13" draw:start-glue-point="6" svg:d="M1672 4487h-996v75h17" svg:viewBox="0 0 997 76">
          <text:p/>
        </draw:connector>
        <draw:frame draw:style-name="gr25" draw:text-style-name="P10" draw:layer="layout" svg:width="0.853cm" svg:height="0.962cm" svg:x="1.112cm" svg:y="0.599cm">
          <draw:text-box>
            <text:p><text:span text:style-name="T13">1</text:span></text:p>
          </draw:text-box>
        </draw:frame>
        <draw:frame draw:style-name="gr26" draw:text-style-name="P10" draw:layer="layout" svg:width="0.853cm" svg:height="1.157cm" svg:x="5.305cm" svg:y="0.607cm">
          <draw:text-box>
            <text:p><text:span text:style-name="T13">2</text:span></text:p>
          </draw:text-box>
        </draw:frame>
        <draw:frame draw:style-name="gr25" draw:text-style-name="P10" draw:layer="layout" svg:width="0.853cm" svg:height="0.962cm" svg:x="9.128cm" svg:y="0.757cm">
          <draw:text-box>
            <text:p><text:span text:style-name="T13">3</text:span></text:p>
          </draw:text-box>
        </draw:frame>
        <draw:frame draw:style-name="gr27" draw:text-style-name="P10" draw:layer="layout" svg:width="0.909cm" svg:height="1.025cm" svg:x="5.478cm" svg:y="3.804cm">
          <draw:text-box>
            <text:p><text:span text:style-name="T13">5</text:span></text:p>
          </draw:text-box>
        </draw:frame>
        <draw:custom-shape draw:style-name="gr17" draw:text-style-name="P6" draw:layer="layout" svg:width="0.18cm" svg:height="0.199cm" svg:x="1.697cm" svg:y="7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0.908cm" svg:height="1.025cm" svg:x="1.543cm" svg:y="7.649cm">
          <draw:text-box>
            <text:p><text:span text:style-name="T13">7</text:span></text:p>
          </draw:text-box>
        </draw:frame>
        <draw:frame draw:style-name="gr28" draw:text-style-name="P11" draw:layer="layout" svg:width="0.908cm" svg:height="1.025cm" svg:x="5.311cm" svg:y="7.743cm">
          <draw:text-box>
            <text:p><text:span text:style-name="T14">8</text:span></text:p>
          </draw:text-box>
        </draw:frame>
        <draw:frame draw:style-name="gr27" draw:text-style-name="P10" draw:layer="layout" svg:width="0.909cm" svg:height="1.025cm" svg:x="9.086cm" svg:y="4.108cm">
          <draw:text-box>
            <text:p><text:span text:style-name="T13">6</text:span></text:p>
          </draw:text-box>
        </draw:frame>
        <draw:custom-shape draw:style-name="gr17" draw:text-style-name="P6" draw:layer="layout" svg:width="0.18cm" svg:height="0.199cm" svg:x="1.697cm" svg:y="1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18cm" svg:height="0.199cm" svg:x="9.072cm" svg:y="1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0" draw:layer="layout" svg:width="0.853cm" svg:height="0.962cm" svg:x="1.08cm" svg:y="3.753cm">
          <draw:text-box>
            <text:p><text:span text:style-name="T13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4T05:52:10.810677615</dc:date>
    <meta:editing-duration>PT27M48S</meta:editing-duration>
    <meta:editing-cycles>7</meta:editing-cycles>
    <meta:generator>LibreOffice/6.4.6.2$Linux_X86_64 LibreOffice_project/40$Build-2</meta:generator>
    <meta:document-statistic meta:object-count="70"/>
  </office:meta>
</office:document-meta>
</file>